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>
            <draw:frame table:end-cell-address="Sheet1.Q33" table:end-x="0.223cm" table:end-y="0.418cm" draw:z-index="0" draw:style-name="gr1" draw:text-style-name="P1" svg:width="36.241cm" svg:height="14.802cm" svg:x="0.112cm" svg:y="0.106cm">
              <draw:object draw:notify-on-update-of-ranges="Sheet1.G2:Sheet1.G9 Sheet1.H1:Sheet1.H1 Sheet1.H2:Sheet1.H9 Sheet1.J1:Sheet1.J1 Sheet1.J2:Sheet1.J9 Sheet1.K1:Sheet1.K1 Sheet1.K2:Sheet1.K9 Sheet1.I1:Sheet1.I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2"/>
          <table:table-cell office:value-type="string">
            <text:p>Number of Atoms</text:p>
          </table:table-cell>
          <table:table-cell office:value-type="string">
            <text:p>Particle Based CUDA </text:p>
          </table:table-cell>
          <table:table-cell office:value-type="string">
            <text:p>Particle Based OpenCL</text:p>
          </table:table-cell>
          <table:table-cell office:value-type="string">
            <text:p>Cell Based CUDA</text:p>
          </table:table-cell>
          <table:table-cell office:value-type="string">
            <text:p>Cell Based OpenCL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1.326">
            <text:p>1.326</text:p>
          </table:table-cell>
          <table:table-cell office:value-type="float" office:value="1.851">
            <text:p>1.851</text:p>
          </table:table-cell>
          <table:table-cell table:number-columns-repeated="2"/>
          <table:table-cell office:value-type="float" office:value="16384">
            <text:p>16384</text:p>
          </table:table-cell>
          <table:table-cell office:value-type="float" office:value="1.3309">
            <text:p>1.3309</text:p>
          </table:table-cell>
          <table:table-cell office:value-type="float" office:value="1.8598">
            <text:p>1.8598</text:p>
          </table:table-cell>
          <table:table-cell office:value-type="float" office:value="2.341">
            <text:p>2.341</text:p>
          </table:table-cell>
          <table:table-cell office:value-type="float" office:value="2.441">
            <text:p>2.441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65">
            <text:p>1.865</text:p>
          </table:table-cell>
          <table:table-cell table:number-columns-repeated="2"/>
          <table:table-cell office:value-type="float" office:value="32000">
            <text:p>32000</text:p>
          </table:table-cell>
          <table:table-cell office:value-type="float" office:value="2.3325">
            <text:p>2.3325</text:p>
          </table:table-cell>
          <table:table-cell office:value-type="float" office:value="3.4225">
            <text:p>3.4225</text:p>
          </table:table-cell>
          <table:table-cell office:value-type="float" office:value="3.6558">
            <text:p>3.6558</text:p>
          </table:table-cell>
          <table:table-cell office:value-type="float" office:value="4.248">
            <text:p>4.248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57">
            <text:p>1.857</text:p>
          </table:table-cell>
          <table:table-cell table:number-columns-repeated="2"/>
          <table:table-cell office:value-type="float" office:value="55296">
            <text:p>55296</text:p>
          </table:table-cell>
          <table:table-cell office:value-type="float" office:value="3.4953">
            <text:p>3.4953</text:p>
          </table:table-cell>
          <table:table-cell office:value-type="float" office:value="4.9899">
            <text:p>4.9899</text:p>
          </table:table-cell>
          <table:table-cell office:value-type="float" office:value="6.0521">
            <text:p>6.0521</text:p>
          </table:table-cell>
          <table:table-cell office:value-type="float" office:value="6.6934">
            <text:p>6.6934</text:p>
          </table:table-cell>
        </table:table-row>
        <table:table-row table:style-name="ro2">
          <table:table-cell table:number-columns-repeated="2"/>
          <table:table-cell office:value-type="float" office:value="1.333">
            <text:p>1.333</text:p>
          </table:table-cell>
          <table:table-cell office:value-type="float" office:value="1.868">
            <text:p>1.868</text:p>
          </table:table-cell>
          <table:table-cell table:number-columns-repeated="2"/>
          <table:table-cell office:value-type="float" office:value="87808">
            <text:p>87808</text:p>
          </table:table-cell>
          <table:table-cell office:value-type="float" office:value="6.062">
            <text:p>6.062</text:p>
          </table:table-cell>
          <table:table-cell office:value-type="float" office:value="7.819">
            <text:p>7.819</text:p>
          </table:table-cell>
          <table:table-cell office:value-type="float" office:value="9.3799">
            <text:p>9.3799</text:p>
          </table:table-cell>
          <table:table-cell office:value-type="float" office:value="10.2229">
            <text:p>10.2229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52">
            <text:p>1.852</text:p>
          </table:table-cell>
          <table:table-cell table:number-columns-repeated="2"/>
          <table:table-cell office:value-type="float" office:value="131072">
            <text:p>131072</text:p>
          </table:table-cell>
          <table:table-cell office:value-type="float" office:value="8.2461">
            <text:p>8.2461</text:p>
          </table:table-cell>
          <table:table-cell office:value-type="float" office:value="10.7954">
            <text:p>10.7954</text:p>
          </table:table-cell>
          <table:table-cell office:value-type="float" office:value="13.3623">
            <text:p>13.3623</text:p>
          </table:table-cell>
          <table:table-cell office:value-type="float" office:value="14.5316">
            <text:p>14.5316</text:p>
          </table:table-cell>
        </table:table-row>
        <table:table-row table:style-name="ro2">
          <table:table-cell table:number-columns-repeated="2"/>
          <table:table-cell office:value-type="float" office:value="1.323">
            <text:p>1.323</text:p>
          </table:table-cell>
          <table:table-cell office:value-type="float" office:value="1.868">
            <text:p>1.868</text:p>
          </table:table-cell>
          <table:table-cell table:number-columns-repeated="2"/>
          <table:table-cell office:value-type="float" office:value="186624">
            <text:p>186624</text:p>
          </table:table-cell>
          <table:table-cell office:value-type="float" office:value="11.4257">
            <text:p>11.4257</text:p>
          </table:table-cell>
          <table:table-cell office:value-type="float" office:value="15.0271">
            <text:p>15.0271</text:p>
          </table:table-cell>
          <table:table-cell office:value-type="float" office:value="18.0149">
            <text:p>18.0149</text:p>
          </table:table-cell>
          <table:table-cell office:value-type="float" office:value="19.8024">
            <text:p>19.8024</text:p>
          </table:table-cell>
        </table:table-row>
        <table:table-row table:style-name="ro2">
          <table:table-cell table:number-columns-repeated="2"/>
          <table:table-cell office:value-type="float" office:value="1.332">
            <text:p>1.332</text:p>
          </table:table-cell>
          <table:table-cell office:value-type="float" office:value="1.865">
            <text:p>1.865</text:p>
          </table:table-cell>
          <table:table-cell table:number-columns-repeated="2"/>
          <table:table-cell office:value-type="float" office:value="256000">
            <text:p>256000</text:p>
          </table:table-cell>
          <table:table-cell office:value-type="float" office:value="15.8935">
            <text:p>15.8935</text:p>
          </table:table-cell>
          <table:table-cell office:value-type="float" office:value="20.6857">
            <text:p>20.6857</text:p>
          </table:table-cell>
          <table:table-cell office:value-type="float" office:value="27.1782">
            <text:p>27.1782</text:p>
          </table:table-cell>
          <table:table-cell office:value-type="float" office:value="28.0961">
            <text:p>28.0961</text:p>
          </table:table-cell>
        </table:table-row>
        <table:table-row table:style-name="ro2">
          <table:table-cell table:number-columns-repeated="2"/>
          <table:table-cell office:value-type="float" office:value="1.345">
            <text:p>1.345</text:p>
          </table:table-cell>
          <table:table-cell office:value-type="float" office:value="1.864">
            <text:p>1.864</text:p>
          </table:table-cell>
          <table:table-cell table:number-columns-repeated="2"/>
          <table:table-cell office:value-type="float" office:value="340736">
            <text:p>340736</text:p>
          </table:table-cell>
          <table:table-cell office:value-type="float" office:value="21.5768">
            <text:p>21.5768</text:p>
          </table:table-cell>
          <table:table-cell office:value-type="float" office:value="26.9605">
            <text:p>26.9605</text:p>
          </table:table-cell>
          <table:table-cell office:value-type="float" office:value="34.3339">
            <text:p>34.3339</text:p>
          </table:table-cell>
          <table:table-cell office:value-type="float" office:value="36.3429">
            <text:p>36.3429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46">
            <text:p>1.8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62">
            <text:p>1.86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1.3309">
            <text:p>1.3309</text:p>
          </table:table-cell>
          <table:table-cell table:formula="of:=AVERAGE([.D2:.D11])" office:value-type="float" office:value="1.8598">
            <text:p>1.8598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2.335">
            <text:p>2.335</text:p>
          </table:table-cell>
          <table:table-cell office:value-type="float" office:value="3.41">
            <text:p>3.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24">
            <text:p>2.324</text:p>
          </table:table-cell>
          <table:table-cell office:value-type="float" office:value="3.415">
            <text:p>3.4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4">
            <text:p>2.344</text:p>
          </table:table-cell>
          <table:table-cell office:value-type="float" office:value="3.405">
            <text:p>3.4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6">
            <text:p>2.346</text:p>
          </table:table-cell>
          <table:table-cell office:value-type="float" office:value="3.444">
            <text:p>3.4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3.413">
            <text:p>3.4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7">
            <text:p>2.347</text:p>
          </table:table-cell>
          <table:table-cell office:value-type="float" office:value="3.443">
            <text:p>3.44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2">
            <text:p>2.32</text:p>
          </table:table-cell>
          <table:table-cell office:value-type="float" office:value="3.452">
            <text:p>3.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23">
            <text:p>2.323</text:p>
          </table:table-cell>
          <table:table-cell office:value-type="float" office:value="3.429">
            <text:p>3.42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36">
            <text:p>2.336</text:p>
          </table:table-cell>
          <table:table-cell office:value-type="float" office:value="3.427">
            <text:p>3.42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15">
            <text:p>2.315</text:p>
          </table:table-cell>
          <table:table-cell office:value-type="float" office:value="3.387">
            <text:p>3.38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2.3325">
            <text:p>2.3325</text:p>
          </table:table-cell>
          <table:table-cell table:formula="of:=AVERAGE([.D15:.D24])" office:value-type="float" office:value="3.4225">
            <text:p>3.42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3.51">
            <text:p>3.51</text:p>
          </table:table-cell>
          <table:table-cell office:value-type="float" office:value="4.885">
            <text:p>4.88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67">
            <text:p>3.467</text:p>
          </table:table-cell>
          <table:table-cell office:value-type="float" office:value="4.984">
            <text:p>4.9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3">
            <text:p>3.53</text:p>
          </table:table-cell>
          <table:table-cell office:value-type="float" office:value="4.996">
            <text:p>4.9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09">
            <text:p>3.509</text:p>
          </table:table-cell>
          <table:table-cell office:value-type="float" office:value="5.136">
            <text:p>5.1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5.004">
            <text:p>5.00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87">
            <text:p>3.487</text:p>
          </table:table-cell>
          <table:table-cell office:value-type="float" office:value="5.013">
            <text:p>5.01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88">
            <text:p>3.488</text:p>
          </table:table-cell>
          <table:table-cell office:value-type="float" office:value="4.968">
            <text:p>4.9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74">
            <text:p>3.474</text:p>
          </table:table-cell>
          <table:table-cell office:value-type="float" office:value="4.981">
            <text:p>4.98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4.971">
            <text:p>4.97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504">
            <text:p>3.504</text:p>
          </table:table-cell>
          <table:table-cell office:value-type="float" office:value="4.961">
            <text:p>4.9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8:.C37])" office:value-type="float" office:value="3.4953">
            <text:p>3.4953</text:p>
          </table:table-cell>
          <table:table-cell table:formula="of:=AVERAGE([.D28:.D37])" office:value-type="float" office:value="4.9899">
            <text:p>4.989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6.073">
            <text:p>6.073</text:p>
          </table:table-cell>
          <table:table-cell office:value-type="float" office:value="8.105">
            <text:p>8.1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58">
            <text:p>6.058</text:p>
          </table:table-cell>
          <table:table-cell office:value-type="float" office:value="7.741">
            <text:p>7.7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76">
            <text:p>6.076</text:p>
          </table:table-cell>
          <table:table-cell office:value-type="float" office:value="7.795">
            <text:p>7.79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56">
            <text:p>6.056</text:p>
          </table:table-cell>
          <table:table-cell office:value-type="float" office:value="7.801">
            <text:p>7.8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54">
            <text:p>6.054</text:p>
          </table:table-cell>
          <table:table-cell office:value-type="float" office:value="7.815">
            <text:p>7.8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">
            <text:p>6.06</text:p>
          </table:table-cell>
          <table:table-cell office:value-type="float" office:value="7.79">
            <text:p>7.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7.799">
            <text:p>7.7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79">
            <text:p>6.079</text:p>
          </table:table-cell>
          <table:table-cell office:value-type="float" office:value="7.783">
            <text:p>7.7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43">
            <text:p>6.043</text:p>
          </table:table-cell>
          <table:table-cell office:value-type="float" office:value="7.799">
            <text:p>7.7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53">
            <text:p>6.053</text:p>
          </table:table-cell>
          <table:table-cell office:value-type="float" office:value="7.762">
            <text:p>7.762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41:.C50])" office:value-type="float" office:value="6.062">
            <text:p>6.062</text:p>
          </table:table-cell>
          <table:table-cell table:formula="of:=AVERAGE([.D41:.D50])" office:value-type="float" office:value="7.819">
            <text:p>7.81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8.238">
            <text:p>8.238</text:p>
          </table:table-cell>
          <table:table-cell office:value-type="float" office:value="10.839">
            <text:p>10.8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7">
            <text:p>8.27</text:p>
          </table:table-cell>
          <table:table-cell office:value-type="float" office:value="10.784">
            <text:p>10.7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5">
            <text:p>8.25</text:p>
          </table:table-cell>
          <table:table-cell office:value-type="float" office:value="10.941">
            <text:p>10.9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35">
            <text:p>8.235</text:p>
          </table:table-cell>
          <table:table-cell office:value-type="float" office:value="10.801">
            <text:p>10.80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61">
            <text:p>8.261</text:p>
          </table:table-cell>
          <table:table-cell office:value-type="float" office:value="10.795">
            <text:p>10.79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21">
            <text:p>8.221</text:p>
          </table:table-cell>
          <table:table-cell office:value-type="float" office:value="10.796">
            <text:p>10.7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43">
            <text:p>8.243</text:p>
          </table:table-cell>
          <table:table-cell office:value-type="float" office:value="10.798">
            <text:p>10.79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72">
            <text:p>8.272</text:p>
          </table:table-cell>
          <table:table-cell office:value-type="float" office:value="10.528">
            <text:p>10.52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33">
            <text:p>8.233</text:p>
          </table:table-cell>
          <table:table-cell office:value-type="float" office:value="10.858">
            <text:p>10.8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8.238">
            <text:p>8.238</text:p>
          </table:table-cell>
          <table:table-cell office:value-type="float" office:value="10.814">
            <text:p>10.81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54:.C63])" office:value-type="float" office:value="8.2461">
            <text:p>8.2461</text:p>
          </table:table-cell>
          <table:table-cell table:formula="of:=AVERAGE([.D54:.D63])" office:value-type="float" office:value="10.7954">
            <text:p>10.7954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186624</text:p>
          </table:table-cell>
          <table:table-cell office:value-type="float" office:value="11.426">
            <text:p>11.426</text:p>
          </table:table-cell>
          <table:table-cell office:value-type="float" office:value="15.022">
            <text:p>15.0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23">
            <text:p>11.423</text:p>
          </table:table-cell>
          <table:table-cell office:value-type="float" office:value="15.029">
            <text:p>15.02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09">
            <text:p>11.409</text:p>
          </table:table-cell>
          <table:table-cell office:value-type="float" office:value="15.07">
            <text:p>15.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38">
            <text:p>11.438</text:p>
          </table:table-cell>
          <table:table-cell office:value-type="float" office:value="15.11">
            <text:p>15.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28">
            <text:p>11.428</text:p>
          </table:table-cell>
          <table:table-cell office:value-type="float" office:value="14.983">
            <text:p>14.9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4">
            <text:p>11.44</text:p>
          </table:table-cell>
          <table:table-cell office:value-type="float" office:value="14.728">
            <text:p>14.72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08">
            <text:p>11.408</text:p>
          </table:table-cell>
          <table:table-cell office:value-type="float" office:value="15.096">
            <text:p>15.096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134">
            <text:p>15.1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005">
            <text:p>15.0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.441">
            <text:p>11.441</text:p>
          </table:table-cell>
          <table:table-cell office:value-type="float" office:value="15.094">
            <text:p>15.094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67:.C76])" office:value-type="float" office:value="11.4257">
            <text:p>11.4257</text:p>
          </table:table-cell>
          <table:table-cell table:formula="of:=AVERAGE([.D67:.D76])" office:value-type="float" office:value="15.0271">
            <text:p>15.0271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15.891">
            <text:p>15.891</text:p>
          </table:table-cell>
          <table:table-cell office:value-type="float" office:value="20.646">
            <text:p>20.6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913">
            <text:p>15.913</text:p>
          </table:table-cell>
          <table:table-cell office:value-type="float" office:value="20.623">
            <text:p>20.62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86">
            <text:p>15.886</text:p>
          </table:table-cell>
          <table:table-cell office:value-type="float" office:value="20.631">
            <text:p>20.63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82">
            <text:p>15.882</text:p>
          </table:table-cell>
          <table:table-cell office:value-type="float" office:value="20.882">
            <text:p>20.88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69">
            <text:p>15.869</text:p>
          </table:table-cell>
          <table:table-cell office:value-type="float" office:value="20.648">
            <text:p>20.64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91">
            <text:p>15.891</text:p>
          </table:table-cell>
          <table:table-cell office:value-type="float" office:value="20.707">
            <text:p>20.70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917">
            <text:p>15.917</text:p>
          </table:table-cell>
          <table:table-cell office:value-type="float" office:value="20.805">
            <text:p>20.8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96">
            <text:p>15.896</text:p>
          </table:table-cell>
          <table:table-cell office:value-type="float" office:value="20.777">
            <text:p>20.7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98">
            <text:p>15.898</text:p>
          </table:table-cell>
          <table:table-cell office:value-type="float" office:value="20.544">
            <text:p>20.5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5.892">
            <text:p>15.892</text:p>
          </table:table-cell>
          <table:table-cell office:value-type="float" office:value="20.594">
            <text:p>20.59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0]: [.C89])" office:value-type="float" office:value="15.8935">
            <text:p>15.8935</text:p>
          </table:table-cell>
          <table:table-cell table:formula="of:=AVERAGE([.D80:.D89])" office:value-type="float" office:value="20.6857">
            <text:p>20.6857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21.57">
            <text:p>21.57</text:p>
          </table:table-cell>
          <table:table-cell office:value-type="float" office:value="27.684">
            <text:p>27.6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8">
            <text:p>21.58</text:p>
          </table:table-cell>
          <table:table-cell office:value-type="float" office:value="26.776">
            <text:p>26.77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61">
            <text:p>21.561</text:p>
          </table:table-cell>
          <table:table-cell office:value-type="float" office:value="26.959">
            <text:p>26.9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82">
            <text:p>21.582</text:p>
          </table:table-cell>
          <table:table-cell office:value-type="float" office:value="26.839">
            <text:p>26.83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59">
            <text:p>21.559</text:p>
          </table:table-cell>
          <table:table-cell office:value-type="float" office:value="26.858">
            <text:p>26.8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87">
            <text:p>21.587</text:p>
          </table:table-cell>
          <table:table-cell office:value-type="float" office:value="26.862">
            <text:p>26.86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64">
            <text:p>21.564</text:p>
          </table:table-cell>
          <table:table-cell office:value-type="float" office:value="26.872">
            <text:p>26.8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85">
            <text:p>21.585</text:p>
          </table:table-cell>
          <table:table-cell office:value-type="float" office:value="26.88">
            <text:p>26.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86">
            <text:p>21.586</text:p>
          </table:table-cell>
          <table:table-cell office:value-type="float" office:value="26.996">
            <text:p>26.9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1.594">
            <text:p>21.594</text:p>
          </table:table-cell>
          <table:table-cell office:value-type="float" office:value="26.879">
            <text:p>26.87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93:.C102])" office:value-type="float" office:value="21.5768">
            <text:p>21.5768</text:p>
          </table:table-cell>
          <table:table-cell table:formula="of:=AVERAGE([.D93:.D102])" office:value-type="float" office:value="26.9605">
            <text:p>26.960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>
            <text:p>CELL BASED ALGORITHM</text:p>
          </table:table-cell>
          <table:table-cell/>
          <table:table-cell office:value-type="string">
            <text:p>BLOCK WIDTH = 128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16384</text:p>
          </table:table-cell>
          <table:table-cell office:value-type="float" office:value="2.329">
            <text:p>2.329</text:p>
          </table:table-cell>
          <table:table-cell office:value-type="float" office:value="2.449">
            <text:p>2.4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26">
            <text:p>2.326</text:p>
          </table:table-cell>
          <table:table-cell office:value-type="float" office:value="2.396">
            <text:p>2.3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3">
            <text:p>2.343</text:p>
          </table:table-cell>
          <table:table-cell office:value-type="float" office:value="2.417">
            <text:p>2.41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462">
            <text:p>2.46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2.518">
            <text:p>2.5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11">
            <text:p>2.41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384">
            <text:p>2.38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">
            <text:p>2.34</text:p>
          </table:table-cell>
          <table:table-cell office:value-type="float" office:value="2.574">
            <text:p>2.57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49">
            <text:p>2.349</text:p>
          </table:table-cell>
          <table:table-cell office:value-type="float" office:value="2.394">
            <text:p>2.3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05">
            <text:p>2.40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08:.C117])" office:value-type="float" office:value="2.341">
            <text:p>2.341</text:p>
          </table:table-cell>
          <table:table-cell table:formula="of:=AVERAGE([.D108:.D117])" office:value-type="float" office:value="2.441">
            <text:p>2.441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3.65">
            <text:p>3.65</text:p>
          </table:table-cell>
          <table:table-cell office:value-type="float" office:value="4.214">
            <text:p>4.21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5">
            <text:p>3.65</text:p>
          </table:table-cell>
          <table:table-cell office:value-type="float" office:value="4.236">
            <text:p>4.23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61">
            <text:p>4.26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67">
            <text:p>3.667</text:p>
          </table:table-cell>
          <table:table-cell office:value-type="float" office:value="4.237">
            <text:p>4.2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46">
            <text:p>3.646</text:p>
          </table:table-cell>
          <table:table-cell office:value-type="float" office:value="4.252">
            <text:p>4.2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55">
            <text:p>3.655</text:p>
          </table:table-cell>
          <table:table-cell office:value-type="float" office:value="4.247">
            <text:p>4.24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59">
            <text:p>4.2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49">
            <text:p>3.649</text:p>
          </table:table-cell>
          <table:table-cell office:value-type="float" office:value="4.287">
            <text:p>4.2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42">
            <text:p>3.642</text:p>
          </table:table-cell>
          <table:table-cell office:value-type="float" office:value="4.253">
            <text:p>4.2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.663">
            <text:p>3.663</text:p>
          </table:table-cell>
          <table:table-cell office:value-type="float" office:value="4.234">
            <text:p>4.23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21:.C130])" office:value-type="float" office:value="3.6558">
            <text:p>3.6558</text:p>
          </table:table-cell>
          <table:table-cell table:formula="of:=AVERAGE([.D121:.D130])" office:value-type="float" office:value="4.248">
            <text:p>4.248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6.052">
            <text:p>6.052</text:p>
          </table:table-cell>
          <table:table-cell office:value-type="float" office:value="7.04">
            <text:p>7.0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3">
            <text:p>6.063</text:p>
          </table:table-cell>
          <table:table-cell office:value-type="float" office:value="6.953">
            <text:p>6.95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1">
            <text:p>6.061</text:p>
          </table:table-cell>
          <table:table-cell office:value-type="float" office:value="6.615">
            <text:p>6.61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34">
            <text:p>6.034</text:p>
          </table:table-cell>
          <table:table-cell office:value-type="float" office:value="6.58">
            <text:p>6.5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47">
            <text:p>6.047</text:p>
          </table:table-cell>
          <table:table-cell office:value-type="float" office:value="6.634">
            <text:p>6.63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9">
            <text:p>6.069</text:p>
          </table:table-cell>
          <table:table-cell office:value-type="float" office:value="6.652">
            <text:p>6.6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21">
            <text:p>6.021</text:p>
          </table:table-cell>
          <table:table-cell office:value-type="float" office:value="6.579">
            <text:p>6.57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39">
            <text:p>6.039</text:p>
          </table:table-cell>
          <table:table-cell office:value-type="float" office:value="6.642">
            <text:p>6.64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6.606">
            <text:p>6.60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067">
            <text:p>6.067</text:p>
          </table:table-cell>
          <table:table-cell office:value-type="float" office:value="6.633">
            <text:p>6.63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34:.C143])" office:value-type="float" office:value="6.0521">
            <text:p>6.0521</text:p>
          </table:table-cell>
          <table:table-cell table:formula="of:=AVERAGE([.D134:.D143])" office:value-type="float" office:value="6.6934">
            <text:p>6.6934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9.387">
            <text:p>9.387</text:p>
          </table:table-cell>
          <table:table-cell office:value-type="float" office:value="10.183">
            <text:p>10.18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404">
            <text:p>9.404</text:p>
          </table:table-cell>
          <table:table-cell office:value-type="float" office:value="10.197">
            <text:p>10.19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5">
            <text:p>9.35</text:p>
          </table:table-cell>
          <table:table-cell office:value-type="float" office:value="10.25">
            <text:p>10.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96">
            <text:p>9.396</text:p>
          </table:table-cell>
          <table:table-cell office:value-type="float" office:value="10.273">
            <text:p>10.27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37">
            <text:p>10.23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65">
            <text:p>10.2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98">
            <text:p>9.398</text:p>
          </table:table-cell>
          <table:table-cell office:value-type="float" office:value="10.286">
            <text:p>10.2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83">
            <text:p>9.383</text:p>
          </table:table-cell>
          <table:table-cell office:value-type="float" office:value="10.16">
            <text:p>10.1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52">
            <text:p>9.352</text:p>
          </table:table-cell>
          <table:table-cell office:value-type="float" office:value="10.172">
            <text:p>10.17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.359">
            <text:p>9.359</text:p>
          </table:table-cell>
          <table:table-cell office:value-type="float" office:value="10.206">
            <text:p>10.20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47:.C156])" office:value-type="float" office:value="9.3799">
            <text:p>9.3799</text:p>
          </table:table-cell>
          <table:table-cell table:formula="of:=AVERAGE([.D147:.D156])" office:value-type="float" office:value="10.2229">
            <text:p>10.2229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13.366">
            <text:p>13.366</text:p>
          </table:table-cell>
          <table:table-cell office:value-type="float" office:value="14.491">
            <text:p>14.49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45">
            <text:p>13.345</text:p>
          </table:table-cell>
          <table:table-cell office:value-type="float" office:value="14.509">
            <text:p>14.50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67">
            <text:p>13.367</text:p>
          </table:table-cell>
          <table:table-cell office:value-type="float" office:value="14.666">
            <text:p>14.6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61">
            <text:p>13.361</text:p>
          </table:table-cell>
          <table:table-cell office:value-type="float" office:value="14.605">
            <text:p>14.60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72">
            <text:p>13.372</text:p>
          </table:table-cell>
          <table:table-cell office:value-type="float" office:value="14.551">
            <text:p>14.5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48">
            <text:p>13.348</text:p>
          </table:table-cell>
          <table:table-cell office:value-type="float" office:value="14.503">
            <text:p>14.50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63">
            <text:p>13.363</text:p>
          </table:table-cell>
          <table:table-cell office:value-type="float" office:value="14.568">
            <text:p>14.5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66">
            <text:p>13.366</text:p>
          </table:table-cell>
          <table:table-cell office:value-type="float" office:value="14.499">
            <text:p>14.4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77">
            <text:p>13.377</text:p>
          </table:table-cell>
          <table:table-cell office:value-type="float" office:value="14.473">
            <text:p>14.47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3.358">
            <text:p>13.358</text:p>
          </table:table-cell>
          <table:table-cell office:value-type="float" office:value="14.451">
            <text:p>14.45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61:.C170])" office:value-type="float" office:value="13.3623">
            <text:p>13.3623</text:p>
          </table:table-cell>
          <table:table-cell table:formula="of:=AVERAGE([.D161:.D170])" office:value-type="float" office:value="14.5316">
            <text:p>14.5316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18.011">
            <text:p>18.011</text:p>
          </table:table-cell>
          <table:table-cell office:value-type="float" office:value="19.738">
            <text:p>19.7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15">
            <text:p>18.015</text:p>
          </table:table-cell>
          <table:table-cell office:value-type="float" office:value="19.838">
            <text:p>19.8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32">
            <text:p>19.83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888">
            <text:p>19.8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45">
            <text:p>19.84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752">
            <text:p>19.7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23">
            <text:p>18.023</text:p>
          </table:table-cell>
          <table:table-cell office:value-type="float" office:value="19.806">
            <text:p>19.80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994">
            <text:p>17.994</text:p>
          </table:table-cell>
          <table:table-cell office:value-type="float" office:value="19.764">
            <text:p>19.76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7.989">
            <text:p>17.989</text:p>
          </table:table-cell>
          <table:table-cell office:value-type="float" office:value="19.756">
            <text:p>19.75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8.027">
            <text:p>18.027</text:p>
          </table:table-cell>
          <table:table-cell office:value-type="float" office:value="19.805">
            <text:p>19.80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74:.C183])" office:value-type="float" office:value="18.0149">
            <text:p>18.0149</text:p>
          </table:table-cell>
          <table:table-cell table:formula="of:=AVERAGE([.D174:.D183])" office:value-type="float" office:value="19.8024">
            <text:p>19.8024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27.195">
            <text:p>27.195</text:p>
          </table:table-cell>
          <table:table-cell office:value-type="float" office:value="27.994">
            <text:p>27.9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83">
            <text:p>27.183</text:p>
          </table:table-cell>
          <table:table-cell office:value-type="float" office:value="28.017">
            <text:p>28.01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76">
            <text:p>27.176</text:p>
          </table:table-cell>
          <table:table-cell office:value-type="float" office:value="28.046">
            <text:p>28.04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82">
            <text:p>27.182</text:p>
          </table:table-cell>
          <table:table-cell office:value-type="float" office:value="28.006">
            <text:p>28.00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87">
            <text:p>27.187</text:p>
          </table:table-cell>
          <table:table-cell office:value-type="float" office:value="27.978">
            <text:p>27.97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51">
            <text:p>27.151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8.094">
            <text:p>28.09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78">
            <text:p>27.178</text:p>
          </table:table-cell>
          <table:table-cell office:value-type="float" office:value="29.187">
            <text:p>29.18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7.65">
            <text:p>27.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.172">
            <text:p>27.172</text:p>
          </table:table-cell>
          <table:table-cell office:value-type="float" office:value="27.989">
            <text:p>27.989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187:.C196])" office:value-type="float" office:value="27.1782">
            <text:p>27.1782</text:p>
          </table:table-cell>
          <table:table-cell table:formula="of:=AVERAGE([.D187:.D196])" office:value-type="float" office:value="28.0961">
            <text:p>28.0961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34.321">
            <text:p>34.321</text:p>
          </table:table-cell>
          <table:table-cell office:value-type="float" office:value="36.303">
            <text:p>36.30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17">
            <text:p>34.317</text:p>
          </table:table-cell>
          <table:table-cell office:value-type="float" office:value="36.347">
            <text:p>36.34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4">
            <text:p>34.34</text:p>
          </table:table-cell>
          <table:table-cell office:value-type="float" office:value="36.271">
            <text:p>36.27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65">
            <text:p>34.365</text:p>
          </table:table-cell>
          <table:table-cell office:value-type="float" office:value="36.325">
            <text:p>36.3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51">
            <text:p>34.351</text:p>
          </table:table-cell>
          <table:table-cell office:value-type="float" office:value="36.441">
            <text:p>36.44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03">
            <text:p>34.303</text:p>
          </table:table-cell>
          <table:table-cell office:value-type="float" office:value="36.32">
            <text:p>36.3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38">
            <text:p>34.338</text:p>
          </table:table-cell>
          <table:table-cell office:value-type="float" office:value="36.351">
            <text:p>36.35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46">
            <text:p>34.346</text:p>
          </table:table-cell>
          <table:table-cell office:value-type="float" office:value="36.356">
            <text:p>36.35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39">
            <text:p>34.339</text:p>
          </table:table-cell>
          <table:table-cell office:value-type="float" office:value="36.385">
            <text:p>36.38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4.319">
            <text:p>34.319</text:p>
          </table:table-cell>
          <table:table-cell office:value-type="float" office:value="36.33">
            <text:p>36.33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AVERAGE([.C200:.C209])" office:value-type="float" office:value="34.3339">
            <text:p>34.3339</text:p>
          </table:table-cell>
          <table:table-cell table:formula="of:=AVERAGE([.D200:.D209])" office:value-type="float" office:value="36.3429">
            <text:p>36.342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21/03/2014</text:date>, <text:time>14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06T14:05:53.62</meta:creation-date>
    <dc:date>2014-03-21T14:05:12.49</dc:date>
    <dc:creator>Matthew Nunes</dc:creator>
    <meta:editing-duration>PT19H31M56S</meta:editing-duration>
    <meta:editing-cycles>12</meta:editing-cycles>
    <meta:generator>OpenOffice/4.0.1$Win32 OpenOffice.org_project/401m5$Build-9714</meta:generator>
    <meta:document-statistic meta:table-count="3" meta:cell-count="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42cm" svg:height="14.803cm" xlink:href=".." xlink:type="simple" chart:class="chart:line" chart:column-mapping="0 2 3 1" chart:style-name="ch1">
        <chart:title svg:x="11.187cm" svg:y="0.462cm" chart:style-name="ch2">
          <text:p>Molecular Dynamics Particle Based Algorithm</text:p>
        </chart:title>
        <chart:legend svg:x="31.037cm" svg:y="6.269cm" style:legend-expansion="custom" chartooo:width="5.023cm" chartooo:height="2.212cm" style:legend-expansion-aspect-ratio="2.27079566003617" chart:style-name="ch3"/>
        <chart:plot-area chart:style-name="ch4" table:cell-range-address="Sheet1.G2:Sheet1.I9 Sheet1.G1:Sheet1.I1 Sheet1.J1:Sheet1.K9" chart:data-source-has-labels="both" svg:x="2.526cm" svg:y="1.539cm" svg:width="28.924cm" svg:height="12.741cm">
          <chartooo:coordinate-region svg:x="3.147cm" svg:y="1.751cm" svg:width="27.746cm" svg:height="11.856cm"/>
          <chart:axis chart:dimension="x" chart:name="primary-x" chart:style-name="ch5" chartooo:axis-type="auto">
            <chartooo:date-scale/>
            <chart:title svg:x="15.152cm" svg:y="14.046cm" chart:style-name="ch6">
              <text:p>Number of Atoms</text:p>
            </chart:title>
            <chart:categories table:cell-range-address="Sheet1.G2:Sheet1.G9"/>
          </chart:axis>
          <chart:axis chart:dimension="y" chart:name="primary-y" chart:style-name="ch5">
            <chart:title svg:x="1.045cm" svg:y="10.234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series chart:style-name="ch10" chart:values-cell-range-address="Sheet1.J2:Sheet1.J9" chart:label-cell-address="Sheet1.J1:Sheet1.J1" chart:class="chart:line">
            <chart:data-point chart:repeated="8"/>
          </chart:series>
          <chart:series chart:style-name="ch11" chart:values-cell-range-address="Sheet1.K2:Sheet1.K9" chart:label-cell-address="Sheet1.K1:Sheet1.K1" chart:class="chart:line">
            <chart:data-point chart:repeated="8"/>
          </chart:series>
          <chart:series chart:style-name="ch12" chart:values-cell-range-address="Sheet1.I2:Sheet1.I9" chart:label-cell-address="Sheet1.I1:Sheet1.I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le Based CUDA </text:p>
                <draw:g>
                  <svg:desc>Sheet1.H1:Sheet1.H1</svg:desc>
                </draw:g>
              </table:table-cell>
              <table:table-cell office:value-type="string">
                <text:p>Cell Based CUDA</text:p>
                <draw:g>
                  <svg:desc>Sheet1.J1:Sheet1.J1</svg:desc>
                </draw:g>
              </table:table-cell>
              <table:table-cell office:value-type="string">
                <text:p>Cell Based OpenCL</text:p>
                <draw:g>
                  <svg:desc>Sheet1.K1:Sheet1.K1</svg:desc>
                </draw:g>
              </table:table-cell>
              <table:table-cell office:value-type="string">
                <text:p>Particle Based OpenC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G2:Sheet1.G9</svg:desc>
                </draw:g>
              </table:table-cell>
              <table:table-cell office:value-type="float" office:value="1.3309">
                <text:p>1.3309</text:p>
                <draw:g>
                  <svg:desc>Sheet1.H2:Sheet1.H9</svg:desc>
                </draw:g>
              </table:table-cell>
              <table:table-cell office:value-type="float" office:value="2.341">
                <text:p>2.341</text:p>
                <draw:g>
                  <svg:desc>Sheet1.J2:Sheet1.J9</svg:desc>
                </draw:g>
              </table:table-cell>
              <table:table-cell office:value-type="float" office:value="2.441">
                <text:p>2.441</text:p>
                <draw:g>
                  <svg:desc>Sheet1.K2:Sheet1.K9</svg:desc>
                </draw:g>
              </table:table-cell>
              <table:table-cell office:value-type="float" office:value="1.8598">
                <text:p>1.8598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325">
                <text:p>2.3325</text:p>
              </table:table-cell>
              <table:table-cell office:value-type="float" office:value="3.6558">
                <text:p>3.6558</text:p>
              </table:table-cell>
              <table:table-cell office:value-type="float" office:value="4.248">
                <text:p>4.248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3.4953">
                <text:p>3.4953</text:p>
              </table:table-cell>
              <table:table-cell office:value-type="float" office:value="6.0521">
                <text:p>6.0521</text:p>
              </table:table-cell>
              <table:table-cell office:value-type="float" office:value="6.6934">
                <text:p>6.6934</text:p>
              </table:table-cell>
              <table:table-cell office:value-type="float" office:value="4.9899">
                <text:p>4.9899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6.062">
                <text:p>6.062</text:p>
              </table:table-cell>
              <table:table-cell office:value-type="float" office:value="9.3799">
                <text:p>9.3799</text:p>
              </table:table-cell>
              <table:table-cell office:value-type="float" office:value="10.2229">
                <text:p>10.2229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2461">
                <text:p>8.2461</text:p>
              </table:table-cell>
              <table:table-cell office:value-type="float" office:value="13.3623">
                <text:p>13.3623</text:p>
              </table:table-cell>
              <table:table-cell office:value-type="float" office:value="14.5316">
                <text:p>14.5316</text:p>
              </table:table-cell>
              <table:table-cell office:value-type="float" office:value="10.7954">
                <text:p>10.7954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11.4257">
                <text:p>11.4257</text:p>
              </table:table-cell>
              <table:table-cell office:value-type="float" office:value="18.0149">
                <text:p>18.0149</text:p>
              </table:table-cell>
              <table:table-cell office:value-type="float" office:value="19.8024">
                <text:p>19.8024</text:p>
              </table:table-cell>
              <table:table-cell office:value-type="float" office:value="15.0271">
                <text:p>15.0271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5.8935">
                <text:p>15.8935</text:p>
              </table:table-cell>
              <table:table-cell office:value-type="float" office:value="27.1782">
                <text:p>27.1782</text:p>
              </table:table-cell>
              <table:table-cell office:value-type="float" office:value="28.0961">
                <text:p>28.0961</text:p>
              </table:table-cell>
              <table:table-cell office:value-type="float" office:value="20.6857">
                <text:p>20.6857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21.5768">
                <text:p>21.5768</text:p>
              </table:table-cell>
              <table:table-cell office:value-type="float" office:value="34.3339">
                <text:p>34.3339</text:p>
              </table:table-cell>
              <table:table-cell office:value-type="float" office:value="36.3429">
                <text:p>36.3429</text:p>
              </table:table-cell>
              <table:table-cell office:value-type="float" office:value="26.9605">
                <text:p>26.9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